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7pt" fo:font-weight="bold" officeooo:rsid="00028fe9" officeooo:paragraph-rsid="00028fe9" style:font-size-asian="7pt" style:font-weight-asian="bold" style:font-size-complex="7pt" style:font-weight-complex="bold"/>
    </style:style>
    <style:style style:name="P2" style:family="paragraph" style:parent-style-name="Standard">
      <style:text-properties fo:font-size="7pt" fo:font-weight="bold" officeooo:rsid="00031c43" officeooo:paragraph-rsid="00031c43" style:font-size-asian="7pt" style:font-weight-asian="bold" style:font-size-complex="7pt" style:font-weight-complex="bold"/>
    </style:style>
    <style:style style:name="P3" style:family="paragraph" style:parent-style-name="Standard">
      <style:text-properties fo:font-size="7pt" fo:font-weight="bold" officeooo:rsid="00031c43" officeooo:paragraph-rsid="00047fd9" style:font-size-asian="7pt" style:font-weight-asian="bold" style:font-size-complex="7pt" style:font-weight-complex="bold"/>
    </style:style>
    <style:style style:name="P4" style:family="paragraph" style:parent-style-name="Standard">
      <style:text-properties fo:font-size="7pt" fo:font-weight="bold" officeooo:rsid="000545e5" officeooo:paragraph-rsid="0006def5" style:font-size-asian="7pt" style:font-weight-asian="bold" style:font-size-complex="7pt" style:font-weight-complex="bold"/>
    </style:style>
    <style:style style:name="P5" style:family="paragraph" style:parent-style-name="Standard">
      <style:text-properties fo:font-size="7pt" fo:font-weight="bold" officeooo:rsid="0006def5" officeooo:paragraph-rsid="00070bb2" style:font-size-asian="7pt" style:font-weight-asian="bold" style:font-size-complex="7pt" style:font-weight-complex="bold"/>
    </style:style>
    <style:style style:name="P6" style:family="paragraph" style:parent-style-name="Standard">
      <style:text-properties fo:font-size="7pt" fo:font-weight="bold" officeooo:rsid="00070bb2" officeooo:paragraph-rsid="00072d41" style:font-size-asian="7pt" style:font-weight-asian="bold" style:font-size-complex="7pt" style:font-weight-complex="bold"/>
    </style:style>
    <style:style style:name="P7" style:family="paragraph" style:parent-style-name="Standard">
      <style:text-properties fo:font-size="7pt" fo:font-weight="bold" officeooo:rsid="0008848c" officeooo:paragraph-rsid="00099475" style:font-size-asian="7pt" style:font-weight-asian="bold" style:font-size-complex="7pt" style:font-weight-complex="bold"/>
    </style:style>
    <style:style style:name="P8" style:family="paragraph" style:parent-style-name="Standard">
      <style:text-properties fo:font-size="7pt" fo:font-weight="bold" officeooo:rsid="000b6f42" officeooo:paragraph-rsid="000b6f42" style:font-size-asian="7pt" style:font-weight-asian="bold" style:font-size-complex="7pt" style:font-weight-complex="bold"/>
    </style:style>
    <style:style style:name="P9" style:family="paragraph" style:parent-style-name="Standard">
      <style:text-properties fo:font-size="7pt" fo:font-weight="bold" officeooo:rsid="000b6f42" officeooo:paragraph-rsid="000b84da" style:font-size-asian="7pt" style:font-weight-asian="bold" style:font-size-complex="7pt" style:font-weight-complex="bold"/>
    </style:style>
    <style:style style:name="P10" style:family="paragraph" style:parent-style-name="Standard">
      <style:text-properties fo:font-size="7pt" fo:font-weight="bold" officeooo:rsid="000d180f" officeooo:paragraph-rsid="000d180f" style:font-size-asian="7pt" style:font-weight-asian="bold" style:font-size-complex="7pt" style:font-weight-complex="bold"/>
    </style:style>
    <style:style style:name="P11" style:family="paragraph" style:parent-style-name="Standard">
      <style:text-properties fo:font-size="7pt" fo:font-weight="bold" officeooo:rsid="000d180f" officeooo:paragraph-rsid="000efa4a" style:font-size-asian="7pt" style:font-weight-asian="bold" style:font-size-complex="7pt" style:font-weight-complex="bold"/>
    </style:style>
    <style:style style:name="P12" style:family="paragraph" style:parent-style-name="Standard">
      <style:text-properties fo:font-size="7pt" fo:font-weight="bold" officeooo:rsid="000efa4a" officeooo:paragraph-rsid="000f032a" style:font-size-asian="7pt" style:font-weight-asian="bold" style:font-size-complex="7pt" style:font-weight-complex="bold"/>
    </style:style>
    <style:style style:name="P13" style:family="paragraph" style:parent-style-name="Standard">
      <style:text-properties fo:font-size="7pt" fo:font-weight="bold" officeooo:rsid="000f032a" officeooo:paragraph-rsid="0010335f" style:font-size-asian="7pt" style:font-weight-asian="bold" style:font-size-complex="7pt" style:font-weight-complex="bold"/>
    </style:style>
    <style:style style:name="P14" style:family="paragraph" style:parent-style-name="Standard">
      <style:text-properties fo:font-size="7pt" fo:font-weight="bold" officeooo:rsid="0010335f" officeooo:paragraph-rsid="00121abd" style:font-size-asian="7pt" style:font-weight-asian="bold" style:font-size-complex="7pt" style:font-weight-complex="bold"/>
    </style:style>
    <style:style style:name="P15" style:family="paragraph" style:parent-style-name="Standard">
      <style:text-properties fo:font-size="7pt" fo:font-weight="bold" officeooo:rsid="001392b0" officeooo:paragraph-rsid="001392b0" style:font-size-asian="7pt" style:font-weight-asian="bold" style:font-size-complex="7pt" style:font-weight-complex="bold"/>
    </style:style>
    <style:style style:name="P16" style:family="paragraph" style:parent-style-name="Standard">
      <style:text-properties fo:font-size="7pt" fo:font-weight="bold" officeooo:rsid="0028efbb" officeooo:paragraph-rsid="0028efbb" style:font-size-asian="7pt" style:font-weight-asian="bold" style:font-size-complex="7pt" style:font-weight-complex="bold"/>
    </style:style>
    <style:style style:name="P17" style:family="paragraph" style:parent-style-name="Standard">
      <style:text-properties fo:font-size="7pt" fo:font-weight="bold" officeooo:rsid="00370b80" officeooo:paragraph-rsid="0031a566" style:font-size-asian="7pt" style:font-weight-asian="bold" style:font-size-complex="7pt" style:font-weight-complex="bold"/>
    </style:style>
    <style:style style:name="P18" style:family="paragraph" style:parent-style-name="Standard">
      <style:text-properties fo:font-size="7pt" fo:font-weight="bold" officeooo:rsid="004a27ed" officeooo:paragraph-rsid="004a27ed" style:font-size-asian="7pt" style:font-weight-asian="bold" style:font-size-complex="7pt" style:font-weight-complex="bold"/>
    </style:style>
    <style:style style:name="P19" style:family="paragraph" style:parent-style-name="Standard">
      <style:text-properties fo:font-size="7pt" fo:font-weight="normal" officeooo:rsid="00031c43" officeooo:paragraph-rsid="00031c43" style:font-size-asian="7pt" style:font-weight-asian="normal" style:font-size-complex="7pt" style:font-weight-complex="normal"/>
    </style:style>
    <style:style style:name="P20" style:family="paragraph" style:parent-style-name="Standard">
      <style:text-properties fo:font-size="7pt" fo:font-weight="normal" officeooo:rsid="000545e5" officeooo:paragraph-rsid="000545e5" style:font-size-asian="7pt" style:font-weight-asian="normal" style:font-size-complex="7pt" style:font-weight-complex="normal"/>
    </style:style>
    <style:style style:name="P21" style:family="paragraph" style:parent-style-name="Standard">
      <style:text-properties fo:font-size="7pt" fo:font-weight="normal" officeooo:rsid="00072d41" officeooo:paragraph-rsid="00072d41" style:font-size-asian="7pt" style:font-weight-asian="normal" style:font-size-complex="7pt" style:font-weight-complex="normal"/>
    </style:style>
    <style:style style:name="P22" style:family="paragraph" style:parent-style-name="Standard">
      <style:text-properties fo:font-size="7pt" fo:font-weight="normal" officeooo:rsid="000d180f" officeooo:paragraph-rsid="000d180f" style:font-size-asian="7pt" style:font-weight-asian="normal" style:font-size-complex="7pt" style:font-weight-complex="normal"/>
    </style:style>
    <style:style style:name="P23" style:family="paragraph" style:parent-style-name="Standard">
      <style:text-properties fo:font-size="7pt" fo:font-weight="normal" officeooo:rsid="000f032a" officeooo:paragraph-rsid="000f032a" style:font-size-asian="7pt" style:font-weight-asian="normal" style:font-size-complex="7pt" style:font-weight-complex="normal"/>
    </style:style>
    <style:style style:name="P24" style:family="paragraph" style:parent-style-name="Standard">
      <style:text-properties fo:font-size="7pt" fo:font-weight="normal" officeooo:rsid="0029ad51" officeooo:paragraph-rsid="002ebf79" style:font-size-asian="7pt" style:font-weight-asian="normal" style:font-size-complex="7pt" style:font-weight-complex="normal"/>
    </style:style>
    <style:style style:name="P25" style:family="paragraph" style:parent-style-name="Standard">
      <style:text-properties fo:font-size="7pt" fo:font-weight="normal" officeooo:rsid="0029ad51" officeooo:paragraph-rsid="0033e7b4" style:font-size-asian="7pt" style:font-weight-asian="normal" style:font-size-complex="7pt" style:font-weight-complex="normal"/>
    </style:style>
    <style:style style:name="P26" style:family="paragraph" style:parent-style-name="Standard">
      <style:text-properties fo:font-size="7pt" fo:font-weight="normal" officeooo:rsid="002ebf79" officeooo:paragraph-rsid="002ebf79" style:font-size-asian="7pt" style:font-weight-asian="normal" style:font-size-complex="7pt" style:font-weight-complex="normal"/>
    </style:style>
    <style:style style:name="P27" style:family="paragraph" style:parent-style-name="Standard">
      <style:text-properties fo:font-size="7pt" fo:font-weight="normal" officeooo:rsid="0031a566" officeooo:paragraph-rsid="0031a566" style:font-size-asian="7pt" style:font-weight-asian="normal" style:font-size-complex="7pt" style:font-weight-complex="normal"/>
    </style:style>
    <style:style style:name="P28" style:family="paragraph" style:parent-style-name="Standard">
      <style:text-properties fo:font-size="7pt" fo:font-weight="normal" officeooo:rsid="00370b80" officeooo:paragraph-rsid="0042ecc4" style:font-size-asian="7pt" style:font-weight-asian="normal" style:font-size-complex="7pt" style:font-weight-complex="normal"/>
    </style:style>
    <style:style style:name="P29" style:family="paragraph" style:parent-style-name="Standard">
      <style:text-properties fo:font-size="7pt" fo:font-weight="normal" officeooo:rsid="00383029" officeooo:paragraph-rsid="00383029" style:font-size-asian="7pt" style:font-weight-asian="normal" style:font-size-complex="7pt" style:font-weight-complex="normal"/>
    </style:style>
    <style:style style:name="P30" style:family="paragraph" style:parent-style-name="Standard">
      <style:text-properties fo:font-size="7pt" fo:font-weight="normal" officeooo:rsid="003c4388" officeooo:paragraph-rsid="003c4388" style:font-size-asian="7pt" style:font-weight-asian="normal" style:font-size-complex="7pt" style:font-weight-complex="normal"/>
    </style:style>
    <style:style style:name="P31" style:family="paragraph" style:parent-style-name="Standard">
      <style:text-properties fo:font-size="7pt" fo:font-weight="normal" officeooo:rsid="003f525c" officeooo:paragraph-rsid="003f525c" style:font-size-asian="7pt" style:font-weight-asian="normal" style:font-size-complex="7pt" style:font-weight-complex="normal"/>
    </style:style>
    <style:style style:name="P32" style:family="paragraph" style:parent-style-name="Standard">
      <style:text-properties fo:font-size="7pt" fo:font-weight="normal" officeooo:rsid="004133e4" officeooo:paragraph-rsid="004133e4" style:font-size-asian="7pt" style:font-weight-asian="normal" style:font-size-complex="7pt" style:font-weight-complex="normal"/>
    </style:style>
    <style:style style:name="P33" style:family="paragraph" style:parent-style-name="Standard">
      <style:text-properties fo:font-size="7pt" fo:font-weight="normal" officeooo:rsid="00423aba" officeooo:paragraph-rsid="00423aba" style:font-size-asian="7pt" style:font-weight-asian="normal" style:font-size-complex="7pt" style:font-weight-complex="normal"/>
    </style:style>
    <style:style style:name="P34" style:family="paragraph" style:parent-style-name="Standard">
      <style:text-properties fo:font-size="7pt" fo:font-weight="normal" officeooo:rsid="00159c67" officeooo:paragraph-rsid="001392b0" style:font-size-asian="7pt" style:font-weight-asian="normal" style:font-size-complex="7pt" style:font-weight-complex="normal"/>
    </style:style>
    <style:style style:name="P35" style:family="paragraph" style:parent-style-name="Standard">
      <style:text-properties fo:font-size="7pt" fo:font-weight="normal" officeooo:rsid="00159c67" officeooo:paragraph-rsid="00159c67" style:font-size-asian="7pt" style:font-weight-asian="normal" style:font-size-complex="7pt" style:font-weight-complex="normal"/>
    </style:style>
    <style:style style:name="P36" style:family="paragraph" style:parent-style-name="Standard">
      <style:text-properties fo:font-size="7pt" fo:font-weight="normal" officeooo:rsid="004a27ed" officeooo:paragraph-rsid="004a27ed" style:font-size-asian="7pt" style:font-weight-asian="normal" style:font-size-complex="7pt" style:font-weight-complex="normal"/>
    </style:style>
    <style:style style:name="P37" style:family="paragraph" style:parent-style-name="Standard">
      <style:text-properties fo:font-size="7pt" fo:font-weight="normal" officeooo:rsid="004b35bf" officeooo:paragraph-rsid="004b35bf" style:font-size-asian="7pt" style:font-weight-asian="normal" style:font-size-complex="7pt" style:font-weight-complex="normal"/>
    </style:style>
    <style:style style:name="P38" style:family="paragraph" style:parent-style-name="Standard">
      <style:text-properties fo:font-size="7pt" fo:font-weight="normal" officeooo:rsid="004d14da" officeooo:paragraph-rsid="004d14da" style:font-size-asian="7pt" style:font-weight-asian="normal" style:font-size-complex="7pt" style:font-weight-complex="normal"/>
    </style:style>
    <style:style style:name="P39" style:family="paragraph" style:parent-style-name="Standard">
      <style:text-properties fo:font-size="7pt" fo:font-weight="normal" officeooo:rsid="004d14da" officeooo:paragraph-rsid="0055c815" style:font-size-asian="7pt" style:font-weight-asian="normal" style:font-size-complex="7pt" style:font-weight-complex="normal"/>
    </style:style>
    <style:style style:name="P40" style:family="paragraph" style:parent-style-name="Standard">
      <style:text-properties fo:font-size="7pt" fo:font-weight="normal" officeooo:rsid="004d5582" officeooo:paragraph-rsid="004d5582" style:font-size-asian="7pt" style:font-weight-asian="normal" style:font-size-complex="7pt" style:font-weight-complex="normal"/>
    </style:style>
    <style:style style:name="P41" style:family="paragraph" style:parent-style-name="Standard">
      <style:text-properties fo:font-size="7pt" fo:font-weight="normal" officeooo:rsid="004eb209" officeooo:paragraph-rsid="004f76e0" style:font-size-asian="7pt" style:font-weight-asian="normal" style:font-size-complex="7pt" style:font-weight-complex="normal"/>
    </style:style>
    <style:style style:name="P42" style:family="paragraph" style:parent-style-name="Standard">
      <style:text-properties fo:font-size="7pt" fo:font-weight="normal" officeooo:rsid="004f537f" officeooo:paragraph-rsid="004f537f" style:font-size-asian="7pt" style:font-weight-asian="normal" style:font-size-complex="7pt" style:font-weight-complex="normal"/>
    </style:style>
    <style:style style:name="P43" style:family="paragraph" style:parent-style-name="Standard">
      <style:text-properties fo:font-size="7pt" fo:font-weight="normal" officeooo:rsid="005225ae" officeooo:paragraph-rsid="005225ae" style:font-size-asian="7pt" style:font-weight-asian="normal" style:font-size-complex="7pt" style:font-weight-complex="normal"/>
    </style:style>
    <style:style style:name="P44" style:family="paragraph" style:parent-style-name="Standard">
      <style:text-properties fo:font-size="7pt" fo:font-weight="normal" officeooo:rsid="0053379f" officeooo:paragraph-rsid="0053379f" style:font-size-asian="7pt" style:font-weight-asian="normal" style:font-size-complex="7pt" style:font-weight-complex="normal"/>
    </style:style>
    <style:style style:name="P45" style:family="paragraph" style:parent-style-name="Standard">
      <style:text-properties fo:font-size="7pt" fo:font-weight="normal" officeooo:rsid="0055c815" officeooo:paragraph-rsid="005ab3f9" style:font-size-asian="7pt" style:font-weight-asian="normal" style:font-size-complex="7pt" style:font-weight-complex="normal"/>
    </style:style>
    <style:style style:name="P46" style:family="paragraph" style:parent-style-name="Standard">
      <style:text-properties fo:font-size="7pt" fo:font-weight="normal" officeooo:rsid="00586249" officeooo:paragraph-rsid="00586249" style:font-size-asian="7pt" style:font-weight-asian="normal" style:font-size-complex="7pt" style:font-weight-complex="normal"/>
    </style:style>
    <style:style style:name="P47" style:family="paragraph" style:parent-style-name="Standard">
      <style:text-properties fo:font-size="7pt" fo:font-weight="normal" officeooo:rsid="005b58ff" officeooo:paragraph-rsid="005b58ff" style:font-size-asian="7pt" style:font-weight-asian="normal" style:font-size-complex="7pt" style:font-weight-complex="normal"/>
    </style:style>
    <style:style style:name="P48" style:family="paragraph" style:parent-style-name="Standard">
      <style:text-properties fo:font-size="7pt" fo:font-weight="normal" officeooo:rsid="0063f2bf" officeooo:paragraph-rsid="0063f2bf" style:font-size-asian="7pt" style:font-weight-asian="normal" style:font-size-complex="7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7fd9" style:font-weight-asian="normal" style:font-weight-complex="normal"/>
    </style:style>
    <style:style style:name="T3" style:family="text">
      <style:text-properties fo:font-weight="normal" officeooo:rsid="0006def5" style:font-weight-asian="normal" style:font-weight-complex="normal"/>
    </style:style>
    <style:style style:name="T4" style:family="text">
      <style:text-properties fo:font-weight="normal" officeooo:rsid="00070bb2" style:font-weight-asian="normal" style:font-weight-complex="normal"/>
    </style:style>
    <style:style style:name="T5" style:family="text">
      <style:text-properties fo:font-weight="normal" officeooo:rsid="00072d41" style:font-weight-asian="normal" style:font-weight-complex="normal"/>
    </style:style>
    <style:style style:name="T6" style:family="text">
      <style:text-properties fo:font-weight="normal" officeooo:rsid="00099475" style:font-weight-asian="normal" style:font-weight-complex="normal"/>
    </style:style>
    <style:style style:name="T7" style:family="text">
      <style:text-properties fo:font-weight="normal" officeooo:rsid="000b84da" style:font-weight-asian="normal" style:font-weight-complex="normal"/>
    </style:style>
    <style:style style:name="T8" style:family="text">
      <style:text-properties fo:font-weight="normal" officeooo:rsid="000efa4a" style:font-weight-asian="normal" style:font-weight-complex="normal"/>
    </style:style>
    <style:style style:name="T9" style:family="text">
      <style:text-properties fo:font-weight="normal" officeooo:rsid="000f032a" style:font-weight-asian="normal" style:font-weight-complex="normal"/>
    </style:style>
    <style:style style:name="T10" style:family="text">
      <style:text-properties fo:font-weight="normal" officeooo:rsid="0010335f" style:font-weight-asian="normal" style:font-weight-complex="normal"/>
    </style:style>
    <style:style style:name="T11" style:family="text">
      <style:text-properties fo:font-weight="normal" officeooo:rsid="00121abd" style:font-weight-asian="normal" style:font-weight-complex="normal"/>
    </style:style>
    <style:style style:name="T12" style:family="text">
      <style:text-properties fo:font-weight="normal" officeooo:rsid="0012970c" style:font-weight-asian="normal" style:font-weight-complex="normal"/>
    </style:style>
    <style:style style:name="T13" style:family="text">
      <style:text-properties fo:font-weight="normal" officeooo:rsid="00183afa" style:font-weight-asian="normal" style:font-weight-complex="normal"/>
    </style:style>
    <style:style style:name="T14" style:family="text">
      <style:text-properties fo:font-weight="normal" officeooo:rsid="000545e5" style:font-weight-asian="normal" style:font-weight-complex="normal"/>
    </style:style>
    <style:style style:name="T15" style:family="text">
      <style:text-properties fo:font-weight="normal" officeooo:rsid="001aad13" style:font-weight-asian="normal" style:font-weight-complex="normal"/>
    </style:style>
    <style:style style:name="T16" style:family="text">
      <style:text-properties fo:font-weight="normal" officeooo:rsid="00273c52" style:font-weight-asian="normal" style:font-weight-complex="normal"/>
    </style:style>
    <style:style style:name="T17" style:family="text">
      <style:text-properties fo:font-weight="normal" officeooo:rsid="0069ae8e" style:font-weight-asian="normal" style:font-weight-complex="normal"/>
    </style:style>
    <style:style style:name="T18" style:family="text">
      <style:text-properties officeooo:rsid="001905ac"/>
    </style:style>
    <style:style style:name="T19" style:family="text">
      <style:text-properties officeooo:rsid="001942f9"/>
    </style:style>
    <style:style style:name="T20" style:family="text">
      <style:text-properties officeooo:rsid="001f9b1d"/>
    </style:style>
    <style:style style:name="T21" style:family="text">
      <style:text-properties officeooo:rsid="00207740"/>
    </style:style>
    <style:style style:name="T22" style:family="text">
      <style:text-properties officeooo:rsid="002186f3"/>
    </style:style>
    <style:style style:name="T23" style:family="text">
      <style:text-properties officeooo:rsid="0022b8a4"/>
    </style:style>
    <style:style style:name="T24" style:family="text">
      <style:text-properties officeooo:rsid="00273c52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e5f86" style:font-weight-asian="bold" style:font-weight-complex="bold"/>
    </style:style>
    <style:style style:name="T27" style:family="text">
      <style:text-properties fo:font-weight="bold" officeooo:rsid="0031a566" style:font-weight-asian="bold" style:font-weight-complex="bold"/>
    </style:style>
    <style:style style:name="T28" style:family="text">
      <style:text-properties fo:font-weight="bold" officeooo:rsid="0044eb96" style:font-weight-asian="bold" style:font-weight-complex="bold"/>
    </style:style>
    <style:style style:name="T29" style:family="text">
      <style:text-properties fo:font-weight="bold" officeooo:rsid="0048bb93" style:font-weight-asian="bold" style:font-weight-complex="bold"/>
    </style:style>
    <style:style style:name="T30" style:family="text">
      <style:text-properties fo:font-weight="bold" officeooo:rsid="004eb209" style:font-weight-asian="bold" style:font-weight-complex="bold"/>
    </style:style>
    <style:style style:name="T31" style:family="text">
      <style:text-properties fo:font-weight="bold" officeooo:rsid="004f76e0" style:font-weight-asian="bold" style:font-weight-complex="bold"/>
    </style:style>
    <style:style style:name="T32" style:family="text">
      <style:text-properties fo:font-weight="bold" officeooo:rsid="00543d1a" style:font-weight-asian="bold" style:font-weight-complex="bold"/>
    </style:style>
    <style:style style:name="T33" style:family="text">
      <style:text-properties fo:font-weight="bold" officeooo:rsid="00574254" style:font-weight-asian="bold" style:font-weight-complex="bold"/>
    </style:style>
    <style:style style:name="T34" style:family="text">
      <style:text-properties fo:font-weight="bold" officeooo:rsid="005a41a2" style:font-weight-asian="bold" style:font-weight-complex="bold"/>
    </style:style>
    <style:style style:name="T35" style:family="text">
      <style:text-properties fo:font-weight="bold" officeooo:rsid="005bf70f" style:font-weight-asian="bold" style:font-weight-complex="bold"/>
    </style:style>
    <style:style style:name="T36" style:family="text">
      <style:text-properties fo:font-weight="bold" officeooo:rsid="005e6b4f" style:font-weight-asian="bold" style:font-weight-complex="bold"/>
    </style:style>
    <style:style style:name="T37" style:family="text">
      <style:text-properties fo:font-weight="bold" officeooo:rsid="005fcf80" style:font-weight-asian="bold" style:font-weight-complex="bold"/>
    </style:style>
    <style:style style:name="T38" style:family="text">
      <style:text-properties fo:font-weight="bold" officeooo:rsid="005ff863" style:font-weight-asian="bold" style:font-weight-complex="bold"/>
    </style:style>
    <style:style style:name="T39" style:family="text">
      <style:text-properties fo:font-weight="bold" officeooo:rsid="0060901e" style:font-weight-asian="bold" style:font-weight-complex="bold"/>
    </style:style>
    <style:style style:name="T40" style:family="text">
      <style:text-properties fo:font-weight="bold" officeooo:rsid="0060c324" style:font-weight-asian="bold" style:font-weight-complex="bold"/>
    </style:style>
    <style:style style:name="T41" style:family="text">
      <style:text-properties fo:font-weight="bold" officeooo:rsid="00620abf" style:font-weight-asian="bold" style:font-weight-complex="bold"/>
    </style:style>
    <style:style style:name="T42" style:family="text">
      <style:text-properties fo:font-weight="bold" officeooo:rsid="0065e48d" style:font-weight-asian="bold" style:font-weight-complex="bold"/>
    </style:style>
    <style:style style:name="T43" style:family="text">
      <style:text-properties officeooo:rsid="002ebf79"/>
    </style:style>
    <style:style style:name="T44" style:family="text">
      <style:text-properties officeooo:rsid="00335f03"/>
    </style:style>
    <style:style style:name="T45" style:family="text">
      <style:text-properties officeooo:rsid="0035a987"/>
    </style:style>
    <style:style style:name="T46" style:family="text">
      <style:text-properties officeooo:rsid="00399999"/>
    </style:style>
    <style:style style:name="T47" style:family="text">
      <style:text-properties officeooo:rsid="0042ecc4"/>
    </style:style>
    <style:style style:name="T48" style:family="text">
      <style:text-properties officeooo:rsid="0046d2a9"/>
    </style:style>
    <style:style style:name="T49" style:family="text">
      <style:text-properties officeooo:rsid="00493077"/>
    </style:style>
    <style:style style:name="T50" style:family="text">
      <style:text-properties officeooo:rsid="005202c6"/>
    </style:style>
    <style:style style:name="T51" style:family="text">
      <style:text-properties officeooo:rsid="00561b5a"/>
    </style:style>
    <style:style style:name="T52" style:family="text">
      <style:text-properties officeooo:rsid="0067da3d"/>
    </style:style>
    <style:style style:name="T53" style:family="text">
      <style:text-properties officeooo:rsid="0069ae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ias asociativas borrosas</text:p>
      <text:p text:style-name="P1"><text:span text:style-name="T1">1- Cu#al es el principal riesgo de utilizar una composici#on de reglas codi</text:span><text:span text:style-name="T13">fi</text:span><text:span text:style-name="T1">cadas en matrices a trav#es de la funci#on m#aximo?</text:span><text:span text:style-name="T14"> </text:span><text:span text:style-name="T22">2</text:span></text:p>
      <text:p text:style-name="P2"><text:span text:style-name="T1">2- Proponga un m#etodo para codicar un n#umero real como conjunto borroso continuo. <text:s/></text:span><text:span text:style-name="T19">2</text:span></text:p>
      <text:p text:style-name="P19">3- Explique c#omo se aplica el m#etodo de centroides cuando entre todos los conjuntos activados hay 2 o m#as reglas que activan, con distinto nivel, un mismo conjunto de salida.</text:p>
      <text:p text:style-name="P3"><text:span text:style-name="T1">4- </text:span><text:span text:style-name="T2">Explique la codicaci#on por correlaci#on-m##nimo </text:span><text:span text:style-name="T15">y correlcion-producto, cite sus ventajas y desventajas con un ejemplo. P</text:span><text:span text:style-name="T2">rovea un ejemplo num#erico y verique la recuperaci#on del conjunto de salida a partir de la entrada utilizada para la codicaci#on. </text:span><text:span text:style-name="T23">7</text:span></text:p>
      <text:p text:style-name="P20">5- &gt;Cu#al es la desventaja que presenta la composici#on por superposici#on de reglas codicadas en matrices?</text:p>
      <text:p text:style-name="P4"><text:span text:style-name="T1">6- </text:span><text:span text:style-name="T3">&gt;C#omo puede aplicarse sobre los conjuntos de salida el factor de activaci#on medido en los conjuntos de entrada?</text:span></text:p>
      <text:p text:style-name="P5"><text:span text:style-name="T1">7- </text:span><text:span text:style-name="T4">Explique c#omo se realiza la composici#on de reglas y la defuzzication para el caso discreto.</text:span></text:p>
      <text:p text:style-name="P6"><text:span text:style-name="T1">8- </text:span><text:span text:style-name="T5">&gt;Qu#e es una memoria asociativa borrosa (FAM) adaptativa y qu#e utilidad pr#actica tiene? </text:span><text:span text:style-name="T18">2</text:span></text:p>
      <text:p text:style-name="P21">9- Obtenga la ecuaci#on de defuzzication para el m#etodo de centroides con conjuntos continuos de forma triangular y activaci#on de reglas por factor de escala.</text:p>
      <text:p text:style-name="P7"><text:span text:style-name="T1">1</text:span><text:span text:style-name="T17">0</text:span><text:span text:style-name="T1">- </text:span><text:span text:style-name="T6">Cuando hay dos variables borrosas de entrada &gt;c#omo se implementan los casos en que las relacione un AND o un OR?</text:span></text:p>
      <text:p text:style-name="P8"><text:span text:style-name="T6">1</text:span><text:span text:style-name="T17">1</text:span><text:span text:style-name="T1">- Describa un m#etodo de centroides para conjuntos borrosos discretos.</text:span></text:p>
      <text:p text:style-name="P9"><text:span text:style-name="T1">1</text:span><text:span text:style-name="T17">2</text:span><text:span text:style-name="T1">- </text:span><text:span text:style-name="T7">Explique el m#etodo del centroide para el caso en que se activen m#as de dos conjuntos de salida.</text:span></text:p>
      <text:p text:style-name="P22">1<text:span text:style-name="T53">3</text:span>- Explique cu´ales son y qu´e funci´on cumplen cada uno de los componentes de un sistema de borroso.</text:p>
      <text:p text:style-name="P22">1<text:span text:style-name="T53">4</text:span>- Explique las diferentes formas de codificar las reglas de un sistema borroso</text:p>
      <text:p text:style-name="P10"><text:span text:style-name="T1">1</text:span><text:span text:style-name="T17">5</text:span><text:span text:style-name="T1">- Enumere y explique al menos dos m´etodos de defusificaci´on, mencionando su ventajas y desventajas. </text:span><text:span text:style-name="T16">Ejemplificar gráficamente.</text:span><text:span text:style-name="T1"> </text:span><text:span text:style-name="T24">3</text:span></text:p>
      <text:p text:style-name="P11"><text:span text:style-name="T17">16</text:span><text:span text:style-name="T1">- </text:span><text:span text:style-name="T8">Explique el m#etodo de centroides para el caso de la activaci#on de dos antecedentes con dos consecuentes. Encuentre las ecuaciones de c#alculo para conjuntos triangulares sim#etricos. </text:span><text:span text:style-name="T20">4</text:span></text:p>
      <text:p text:style-name="P12"><text:span text:style-name="T17">17</text:span><text:span text:style-name="T1">- </text:span><text:span text:style-name="T9">¿A qu´e se denomina modelo de “caja negra”? ¿Qu´e ventajas o desventajas poseen en este sentido los sistemas borrosos en relaci´on a otras t´ecnicas de inteligencia artificial? </text:span><text:span text:style-name="T21">2</text:span></text:p>
      <text:p text:style-name="P23"><text:span text:style-name="T53">18</text:span>- Desarrolle el m´etodo de centroides para el caso de conjuntos continuos trapezoidales.</text:p>
      <text:p text:style-name="P23"><text:span text:style-name="T53">19</text:span>- ¿C´omo podr´ıan adaptarse la estructura y los par´ametros de un controlador borroso a los datos registrados en una planta real? Sup´ongase que se trata de un sistema con m´ultiples entradas y m´ultiples salidas, todas ellas binarias.</text:p>
      <text:p text:style-name="P13"><text:span text:style-name="T1">2</text:span><text:span text:style-name="T17">0</text:span><text:span text:style-name="T1">- </text:span><text:span text:style-name="T10">¿A qu´e se denomina antecedente y consecuente de una regla borrosa? Ejemplifique.</text:span></text:p>
      <text:p text:style-name="P14"><text:span text:style-name="T1">2</text:span><text:span text:style-name="T17">1</text:span><text:span text:style-name="T1">- </text:span><text:span text:style-name="T11">¿C´omo se pueden representar las reglas borrosas cuando hay dos variables de entrada?</text:span></text:p>
      <text:p text:style-name="P15"><text:span text:style-name="T17">22</text:span><text:span text:style-name="T1">- Ventajas y desventajas relativas de un controlador borroso y uno neuronal.</text:span></text:p>
      <text:p text:style-name="P34"/>
      <text:p text:style-name="P16">Busqueda</text:p>
      <text:p text:style-name="P24"><text:span text:style-name="T44">1- </text:span>Cu#al es la diferencia entre b#usqueda ciega o no informada, y b#usqueda informada o heur##stica? <text:span text:style-name="T43">explicando brevemente qu´e caracteriza a cada grupo y mencione un algoritmo de cada tipo. </text:span><text:span text:style-name="T27">7</text:span></text:p>
      <text:p text:style-name="P25"><text:span text:style-name="T44">2- Defina b#usqueda heur##stica. </text:span>Explique qu#e tipo de b#usqueda representa, c#omo funciona y c#omo debe ser la funci#on de evaluaci#on de los nodos. <text:span text:style-name="T26">2</text:span></text:p>
      <text:p text:style-name="P26"><text:span text:style-name="T44">3- </text:span>Cu#al es la diferencia entre una funci#on de costo (g(n)) y una heur##stica (h(n)) cuando se calculan sobre un nodo n de un #arbol de b#usqueda?</text:p>
      <text:p text:style-name="P27"><text:span text:style-name="T45">4- </text:span>Defina b#usqueda en un espacio de estado.</text:p>
      <text:p text:style-name="P30">5- Compare las estrategias A* y avara en cuanto a: caracter##sticas, propiedades de optimalidad y completitud, complejidad computacional y espacial. Explique</text:p>
      <text:p text:style-name="P30">en cada caso.</text:p>
      <text:p text:style-name="P27"/>
      <text:p text:style-name="P17">Introduccion a la inteligencia colectiva</text:p>
      <text:p text:style-name="P28"><text:span text:style-name="T48">1- </text:span>Defina aut#omata celular y describa un ejemplo aplicado a redes neuronales, otro a inteligencia colectiva <text:span text:style-name="T46">y otro con modelos de inteligencia computacional</text:span>. <text:span text:style-name="T47">Explique dos de sus aplicaciones pr#acticas.</text:span> <text:span text:style-name="T28">5</text:span></text:p>
      <text:p text:style-name="P29"><text:span text:style-name="T48">2- </text:span>Defina y provea ejemplos de los conceptos de comportamiento emergente y estigmerg##a. <text:span text:style-name="T29">2</text:span></text:p>
      <text:p text:style-name="P31"><text:span text:style-name="T48">3- </text:span>Defina aut#omata de estados finitos y agente inteligente. Grafique una vecindad de Von Neumann de radio igual a 2.</text:p>
      <text:p text:style-name="P32"><text:span text:style-name="T49">4- </text:span>Explique c#omo un mapa auto-organizativo puede ser considerado un modelo de aut#omatas celulares. Detalle claramente cu#ales ser##an en este caso todos los elementos de las definiciones formales de aut#omata de estados finitos y aut#omata celular.</text:p>
      <text:p text:style-name="P33"><text:span text:style-name="T49">5- </text:span>A qu#e se denomina capacidad de autoorganizaci#on en inteligencia colectiva? &gt;Cu#al es la relaci#on con la autoorganizaci#on de un SOM?</text:p>
      <text:p text:style-name="P35"/>
      <text:p text:style-name="P18">Computacion evolutiva 1</text:p>
      <text:p text:style-name="P36"><text:span text:style-name="T52">1- </text:span>Explique en qu#e falla la teor##a de Lamarck y c#omo podr##a utilizarse esto para acelerar la convergencia de un algoritmo evolutivo.</text:p>
      <text:p text:style-name="P46"><text:span text:style-name="T52">2- </text:span>Proponga un operador basado en las ideas de Lamarck que permita acelerar la convergencia de un algoritmo gen´etico est´andar. Comente en qu´e aspectos se opone su propuesta a la </text:p>
      <text:p text:style-name="P36"><text:span text:style-name="T52">3- </text:span>Describa dos m#etodos de selecci#on y analice comparativamente sus ventajas y desventajas. <text:span text:style-name="T33">3</text:span></text:p>
      <text:p text:style-name="P36"><text:span text:style-name="T52">4- </text:span>Explique <text:span text:style-name="T50">que son y </text:span>las diferencias entre elitismo y brecha generacional. <text:span text:style-name="T37">4</text:span></text:p>
      <text:p text:style-name="P37"><text:span text:style-name="T52">5- </text:span>Explique c#omo se puede afectar la convergencia en los casos de poblaciones caracterizadas por el mar de mediocres" y el mar de virtuosos".</text:p>
      <text:p text:style-name="P37"><text:span text:style-name="T52">6- </text:span>Proponga una modificaci#on en la funci#on de aptitud de forma de que no se presenten los problemas de la pregunta anterior.</text:p>
      <text:p text:style-name="P37"><text:span text:style-name="T52">7- </text:span>Describa un operador de mutaci#on para represetanciones fenot##picas. <text:span text:style-name="T42">3</text:span></text:p>
      <text:p text:style-name="P38"><text:span text:style-name="T52">8- </text:span>Qu#e condiciones debe cumplir la funci#on de aptitud? (explique brevemente en cada caso). Liste tres ejemplos de funciones de aptitud basadas en estimadores estad##sticos.</text:p>
      <text:p text:style-name="P38"><text:span text:style-name="T52">9- </text:span>Liste tres ventajes y tres desventajas de los algoritmos gen#eticos.</text:p>
      <text:p text:style-name="P40"><text:span text:style-name="T52">10- </text:span>Defina un operador de mutaci#on para cromosomas continuos reales. <text:span text:style-name="T38">3</text:span></text:p>
      <text:p text:style-name="P40"><text:span text:style-name="T52">11- </text:span>Describa tres m#etodos para considerar las restricciones del problema durante la evoluci#on, indicando en cada caso cu#ales son sus ventajas y desventajas. <text:span text:style-name="T30">2</text:span></text:p>
      <text:p text:style-name="P43"><text:span text:style-name="T52">12- </text:span>Explique tres m#etodos para tratar en un algoritmo gen#etico las restricciones en el dominio del problema. <text:span text:style-name="T25">Es lo mismo que la de arriba? </text:span><text:span text:style-name="T36">2</text:span></text:p>
      <text:p text:style-name="P39"><text:span text:style-name="T52">13- </text:span>Explique cuatro formas de considerar las restricciones del problema durante la evoluci#on. <text:span text:style-name="T40">3</text:span></text:p>
      <text:p text:style-name="P41"><text:span text:style-name="T52">14- </text:span>C#omo entrenar##a una red neuronal con un enfoque Lamarckiano? <text:span text:style-name="T31">2</text:span></text:p>
      <text:p text:style-name="P41"><text:span text:style-name="T52">15- </text:span>C#omo combinar##a las ventajas del enfoque Lamarckiano en un algoritmo evolutivo que respete las reglas b#asicas de la evoluci#on seg#un Darwin?</text:p>
      <text:p text:style-name="P42"><text:span text:style-name="T52">16- </text:span>Describa las diferencias entre la evoluci´on seg´un Darwin y seg´un Lamarck <text:span text:style-name="T34">2</text:span></text:p>
      <text:p text:style-name="P42"><text:span text:style-name="T52">17- </text:span>¿En qu´e casos el m´etodo de selecci´on por ruleta puede perjudicar la convergencia?</text:p>
      <text:p text:style-name="P47"><text:span text:style-name="T52">18- </text:span>Escriba el algoritmo para implementar el m´etodo de selecci´on por medio de la rueda de ruleta.</text:p>
      <text:p text:style-name="P45"><text:span text:style-name="T52">19- Explique el principal problema de la selecci´on por rueda de ruleta y una posible modificaci´on del m´etodo </text:span>para solucionarlo. <text:span text:style-name="T35">2</text:span></text:p>
      <text:p text:style-name="P42"><text:span text:style-name="T52">20- </text:span>Explique c´omo se realizan las cruzas y mutaciones en programaci´on gen´etica. <text:span text:style-name="T51">Ejemplifique. </text:span><text:span text:style-name="T41">3</text:span></text:p>
      <text:p text:style-name="P44"><text:span text:style-name="T52">21- </text:span>Clasifique el tipo de m#etodos de ajuste para los par#ametros de evoluci#on.</text:p>
      <text:p text:style-name="P44"><text:span text:style-name="T52">22- </text:span>Defina dos operadores de programaci#on gen#etica y ejemplifique en cada caso. <text:span text:style-name="T32">Seleccion y variación? </text:span><text:span text:style-name="T39">2</text:span></text:p>
      <text:p text:style-name="P46"><text:span text:style-name="T52">23- </text:span>Proponga un operador basado en las ideas de Lamarck que permita acelerar la convergencia de un algoritmo gen´etico est´andar. Comente en qu´e aspectos se opone su propuesta a la vision Darwiniana pura, donde solamente se utilizar´ıan los operadores de cruza y mutaci´on.</text:p>
      <text:p text:style-name="P46"><text:span text:style-name="T52">24- </text:span>Proponga la representaci´on de los individuos para el dise˜no de la distribuci´on interna de oficinas en un piso.</text:p>
      <text:p text:style-name="P46"><text:span text:style-name="T52">25- </text:span>Enumere las ventajas y desventajas de las representaciones fenot´ıpicas en relaci´on a las binarias.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00:30:56.248000000</meta:creation-date>
    <dc:date>2017-10-21T04:01:54.129000000</dc:date>
    <meta:editing-duration>PT12H20M41S</meta:editing-duration>
    <meta:editing-cycles>103</meta:editing-cycles>
    <meta:generator>LibreOffice/5.2.6.2$Windows_x86 LibreOffice_project/a3100ed2409ebf1c212f5048fbe377c281438fdc</meta:generator>
    <meta:document-statistic meta:table-count="0" meta:image-count="0" meta:object-count="0" meta:page-count="1" meta:paragraph-count="62" meta:word-count="1151" meta:character-count="7322" meta:non-whitespace-character-count="6231"/>
  </office:meta>
</office:document-meta>
</file>